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 style:master-page-name="Standard">
      <style:paragraph-properties fo:margin-top="0in" fo:margin-bottom="0in" loext:contextual-spacing="false"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Объединение узлов сети в группы.</text:p>
      <text:p text:style-name="P1"/>
      <text:p text:style-name="P1">Введем термин "соседство". Предположим, ноды объединены в группы.</text:p>
      <text:p text:style-name="P1">Тогда ноды, известные данной и имеющие порядок близости 1 - соседи.</text:p>
      <text:p text:style-name="P1">Соседи соседней ноды для данной имеют порядок близости 2 за исключением себя и соседей данной ноды.</text:p>
      <text:p text:style-name="P1">Решим, что для безотказной работы сети нода должна иметь N активных соседей 1 порядка и M активных</text:p>
      <text:p text:style-name="P1">соседей 2 порядка.</text:p>
      <text:p text:style-name="P1"/>
      <text:p text:style-name="P1">Когда один из соседей деактивируется, нода находит ему замену. Соседи 1 порядка переходят из</text:p>
      <text:p text:style-name="P1">списка соседей 2 порядка по наилучшему показателю стабильности. Соседи 2 порядка пополняются из списка</text:p>
      <text:p text:style-name="P1">соседей 1 и 2 порядка соседей 1 порядка.</text:p>
      <text:p text:style-name="P1"/>
      <text:p text:style-name="P1">Узлы дублируют информацию соседей 1 порядка с коэффициентом Kr, который корректируется исходя из нагрузки на отдачу и необходимости резервирования для отказоустойчивой работы. В то же время, пользователь отдельного узла устанавливает ограничение на максимально хранимый объем инфраструктурной (резервные копии частей раздач, части поисковой БД и т.д.) информации на своем узле (сюда не входят данные раздач, которые пользователь загрузил для себя), но не менее установленного значения.</text:p>
      <text:p text:style-name="P1">Соседи могут просить других соседей удостовериться в доступности и верности информации для выявления злокачественных узлов сети.</text:p>
      <text:p text:style-name="P1">При неаварийном выходе узла сети из рабочего состояния он должен уведомить своих соседей 1 уровня, а также при необходимости обслужить уже поступившие транзакции и обеспечить передачу малодублированной хранимой инфраструктурной информации на соседние узлы.</text:p>
      <text:p text:style-name="P1"/>
      <text:p text:style-name="P1">Первый контакт с раздачей - это получение одного или нескольких узлов, участвующих в раздаче. Далее у раздающих узлов запрашиваются динамические метаданные, которые содержат большее количество участвующих в раздаче узлов. Каждый из узлов собирает динамические метаданные автономно, т.е. периодически проверяет доступность участников раздачи, запрашивает у них обновления динамических метаданных, (сообщает о появлении новых участников в раздаче). Если участников в раздаче становится слишком мало, то заблаговременно узел просит своих соседей принять участие в раздаче (не как раздача, принятая пользователем, а как сервисная функция).</text:p>
      <text:p text:style-name="P1"/>
      <text:p text:style-name="P1">Проблема разделения сети на автономные сегменты.</text:p>
      <text:p text:style-name="P1">Проблема критического недостатка узлов в сети.</text:p>
      <text:p text:style-name="P1">Проблема первого доступа к сети (обнаружения сети)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ru" fo:country="none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6" meta:word-count="309" meta:character-count="2262" meta:non-whitespace-character-count="1969"/>
    <meta:generator>LibreOfficeDev/5.1.0.3$Linux_X86_64 LibreOffice_project/</meta:generator>
  </office:meta>
</office:document-meta>
</file>